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6DF1C4C7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888cm, 2.857cm, 7.575cm, 1.9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3cm" svg:height="22.2cm" svg:x="0.991cm" svg:y="2.791cm">
          <draw:image xlink:href="Pictures/10000000000005E8000007E06DF1C4C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11T13:35:07.135313601</dc:date>
    <meta:editing-duration>PT3M41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